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BindingEvent.SessionBindingEvent( HttpSession httpSession , String attrName , Object att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BindingEvent.SessionBindingEvent( HttpSession httpSession , String 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BindingEvent.SessionBindingEvent( RequestContext context , HttpSession httpSession , String attrName , Object att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BindingEvent.getReques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